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Hallo, ich habe dein Video auf YouTube gesehen – eigentlich schon vor zwei Jahren, aber jetzt noch einmal, und habe mich deshalb entschieden, dir zu schreiben.</text:p>
      <text:p text:style-name="Text_20_body">Ich heiße Matthias, bin 42 Jahre alt, komme aus Deutschland und lebe aktuell in Berlin. Ursprünglich bin ich gelernter Garten- und Landschaftsbauer, habe später mein Abitur nachgeholt und auch studiert (unter anderem Chemie und Linguistik), das Studium jedoch nicht abgeschlossen.</text:p>
      <text:p text:style-name="Text_20_body">Sprachen haben mich immer interessiert. Ich habe mir selbst Russisch beigebracht und für Deutsch eigene Lernmaterialien entwickelt, zum Beispiel habe ich die unregelmäßigen Verben systematisch kategorisiert. Das war lange Zeit eher ein persönliches Interesse als ein Beruf.</text:p>
      <text:p text:style-name="Text_20_body">Vor über fünf Jahren bin ich nach Tiflis in Georgien gegangen, um dort bei einem Projekt zu helfen. Gleichzeitig war das für mich die Chance, meinen ursprünglichen Beruf hinter mir zu lassen und zu versuchen, online Geld zu verdienen. So bin ich auf Preply gestoßen.</text:p>
      <text:p text:style-name="Text_20_body">Am Anfang lief es sehr gut. Ich bin mit etwa 12 Dollar gestartet und hatte eine extrem hohe Verfügbarkeit – teilweise bis zu 90 Stunden pro Woche. Natürlich habe ich nicht so viel gearbeitet, aber ich war praktisch rund um die Uhr erreichbar. Dadurch konnte ich mir schnell viele Schüler aufbauen und meinen Preis später auf bis zu 23 Dollar steigern.</text:p>
      <text:p text:style-name="Text_20_body">Schwierig wurde es später aus mehreren Gründen. Zum einen hatte ich keine pädagogische Ausbildung und keine klare Spezialisierung. Ich habe am Anfang einfach jeden Schüler angenommen (<text:span text:style-name="Strong_20_Emphasis">[Problem: fehlende Positionierung / keine Zielgruppe]</text:span>).</text:p>
      <text:p text:style-name="Text_20_body">Zum anderen war die permanente Verfügbarkeit auf Dauer extrem belastend. Ich konnte kaum abschalten, musste ständig erreichbar sein und konnte meinen Alltag nicht frei gestalten (<text:span text:style-name="Strong_20_Emphasis">[Problem: strukturelle Überlastung / fehlende Work-Life-Balance]</text:span>). Das führte relativ schnell zu Überlastung und schließlich zu Burnout.</text:p>
      <text:p text:style-name="Text_20_body">Als ich meine Arbeitszeiten reduziert habe, ist auch die Nachfrage gesunken, und ich musste meinen Preis wieder senken (<text:span text:style-name="Strong_20_Emphasis">[Problem: Abhängigkeit vom Algorithmus und Verfügbarkeit]</text:span>).</text:p>
      <text:p text:style-name="Text_20_body">In diesem Moment wurde für mich auch das Geschäftsmodell problematisch sichtbar: die hohe Provision und die unbezahlten Probestunden. Am Anfang fiel das nicht so stark ins Gewicht, aber über mehrere Jahre hinweg wurde klar, dass ein erheblicher Teil meiner Arbeit unbezahlt war (<text:span text:style-name="Strong_20_Emphasis">[Problem: hohe Kommission + unbezahlte Arbeit]</text:span>). Rückblickend habe ich ungefähr ein Jahr effektiv kostenlos für die Plattform gearbeitet.</text:p>
      <text:p text:style-name="Text_20_body">Zusätzlich haben sich die Bedingungen auf der Plattform immer weiter verschlechtert. Es gab zunehmend Vorgaben, wann und wie schnell man auf Anfragen reagieren muss (<text:span text:style-name="Strong_20_Emphasis">[Problem: steigende Kontrolle durch Plattform]</text:span>). Die Arbeit fühlte sich dadurch immer weniger selbstbestimmt an.</text:p>
      <text:p text:style-name="Text_20_body">Ein weiterer Punkt waren die Probestunden: Ich hatte teilweise viele davon, aber sie wurden nicht bezahlt, und oft sind daraus keine langfristigen Schüler entstanden (<text:span text:style-name="Strong_20_Emphasis">[Problem: ineffiziente Lead-Struktur]</text:span>).</text:p>
      <text:p text:style-name="Text_20_body">Auch die Qualität der Schüler war teilweise schwierig – einige waren unmotiviert oder respektlos (<text:span text:style-name="Strong_20_Emphasis">[Problem: fehlende Qualitätskontrolle auf Schülerseite]</text:span>).</text:p>
      <text:p text:style-name="Text_20_body">Ein konkreter Einschnitt war eine einzelne schlechte Bewertung von einem Schüler, der selbst regelmäßig unvorbereitet und unter Alkoholeinfluss im Unterricht erschien. Diese Bewertung hatte <text:soft-page-break/>einen starken Einfluss auf meine Sichtbarkeit und meinen Preis, der von 23 auf etwa 15 Dollar gefallen ist (<text:span text:style-name="Strong_20_Emphasis">[Problem: überproportionale Wirkung einzelner Bewertungen]</text:span>).</text:p>
      <text:p text:style-name="Text_20_body">Ab diesem Punkt wurde es zunehmend schwierig, finanziell stabil zu bleiben. Nach insgesamt etwa fünf Jahren habe ich einen vollständigen Burnout erlebt und bin nach Deutschland zurückgekehrt.</text:p>
      <text:p text:style-name="Text_20_body">Hier habe ich zumindest eine gewisse Absicherung, sodass ich offen über diese Erfahrungen sprechen kann, ohne unmittelbar existenziell davon abhängig zu sein.</text:p>
      <text:p text:style-name="Standard"/>
      <text:p text:style-name="Standard"/>
      <text:p text:style-name="Text_20_body">Jetzt lebe ich wieder in Deutschland, in Berlin. Hier greift zum Glück das soziale System, sodass ich – wenn ich nicht genügend Schüler habe – zumindest eine Grundabsicherung habe und meine Miete sowie das Nötigste bezahlen kann (<text:span text:style-name="Strong_20_Emphasis">[Kontext: soziale Absicherung als Stabilitätsfaktor]</text:span>).</text:p>
      <text:p text:style-name="Text_20_body">Im Vergleich zu den letzten Jahren in Georgien bedeutet das für mich vor allem eines: Ich kann wieder klar denken, ohne permanent Angst zu haben, meine Wohnung zu verlieren oder Rechnungen nicht bezahlen zu können (<text:span text:style-name="Strong_20_Emphasis">[Problem vorher: existenzieller Dauerstress]</text:span>).</text:p>
      <text:p text:style-name="Text_20_body">Diese Stabilität gibt mir jetzt überhaupt erst die Möglichkeit, meine Situation neu zu bewerten. Ich überlege ernsthaft, die Arbeit als Online-Lehrer vollständig aufzugeben und stattdessen eine Weiterbildung zu machen, zum Beispiel im Bereich Programmierung oder in einem anderen Berufsfeld (<text:span text:style-name="Strong_20_Emphasis">[Entscheidungspunkt: berufliche Neuorientierung]</text:span>).</text:p>
      <text:p text:style-name="Text_20_body">Gleichzeitig bin ich mir noch unsicher, weil für mich immer wichtig war, ortsunabhängig zu arbeiten und meinen Wohnort frei wählen zu können. Diese Freiheit war einer der Hauptgründe, warum ich überhaupt mit dem Online-Unterrichten angefangen habe (<text:span text:style-name="Strong_20_Emphasis">[Motivation: Ortsunabhängigkeit]</text:span>).</text:p>
      <text:p text:style-name="Text_20_body">Ich sehe jedoch, dass diese Form der Freiheit unter den aktuellen Bedingungen auf Plattformen wie Preply nur sehr eingeschränkt funktioniert. Deshalb stellt sich für mich die Frage, ob ich diese Freiheit in einem anderen Bereich – zum Beispiel als Programmierer – nachhaltiger erreichen kann (<text:span text:style-name="Strong_20_Emphasis">[offene Frage: nachhaltiges Remote-Arbeiten]</text:span>).</text:p>
      <text:p text:style-name="Standard"/>
      <text:p text:style-name="Standard"/>
      <text:p text:style-name="Text_20_body">Der eigentliche Grund, warum ich dir schreibe, ist folgender: Jetzt, wo ich wieder klar denken kann, habe ich für mich entschieden, dass ich mich aus meiner Sicht aus stark ausbeuterischen Plattformstrukturen lösen möchte (<text:span text:style-name="Strong_20_Emphasis">[Motivation: Ausstieg aus Plattformabhängigkeit]</text:span>).</text:p>
      <text:p text:style-name="Text_20_body">Ich suche deshalb aktiv nach Menschen, die entweder bereits erfolgreich selbstständig arbeiten oder Interesse daran haben, gemeinsam etwas aufzubauen. Dabei geht es mir sowohl um Austausch und Tipps als auch um mögliche Zusammenarbeit an einem Projekt, das mir und anderen Lehrern hilft, sich unabhängiger von Plattformen wie Preply zu machen (<text:span text:style-name="Strong_20_Emphasis">[Ziel: Aufbau von Alternativen / Netzwerk]</text:span>).</text:p>
      <text:p text:style-name="Text_20_body">Zu meinem Hintergrund: Ich programmiere seit über acht Jahren und bringe entsprechende praktische Erfahrung mit, auch wenn ich keine formale Zertifizierung habe (<text:span text:style-name="Strong_20_Emphasis">[Ressource: praktische Programmiererfahrung]</text:span>). Ich gehe davon aus, dass mir diese Fähigkeiten bei einer beruflichen Neuorientierung in Deutschland helfen können.</text:p>
      <text:p text:style-name="Text_20_body"><text:soft-page-break/>Ich suche gezielt nach Menschen, die bereit sind, Zeit und Energie zu investieren – sei es, um sich gemeinsam etwas aufzubauen oder perspektivisch auch zusätzliches Einkommen zu generieren – und gleichzeitig Lehrern in ähnlichen Situationen eine echte Alternative zu bieten (<text:span text:style-name="Strong_20_Emphasis">[Zielgruppe: Mitgründer / Gleichgesinnte]</text:span>).</text:p>
      <text:p text:style-name="Text_20_body">Mir ist bewusst, dass so ein Vorhaben Zeit braucht und nicht schnell umgesetzt werden kann. Gleichzeitig habe ich in den letzten Jahren gesehen, dass solche Modelle funktionieren können (<text:span text:style-name="Strong_20_Emphasis">[Realismus: langfristige Perspektive]</text:span>).</text:p>
      <text:p text:style-name="Text_20_body">Meine Zeit in Georgien hat mich stark geprägt: Ich war dort von vielen Menschen umgeben, die unabhängig gearbeitet haben – über eigene Websites, Netzwerke oder kleine Projekte. Dieses Umfeld hat mir gezeigt, dass es möglich ist, sich abseits großer Plattformen etwas Eigenes aufzubauen (<text:span text:style-name="Strong_20_Emphasis">[Erfahrung: Selbstständigkeits-Mindset]</text:span>).</text:p>
      <text:p text:style-name="Text_20_body">Zusammengefasst: Ich bringe Erfahrung im Unterrichten, im selbstständigen Arbeiten und in der Programmierung mit – und suche nach Möglichkeiten, diese Fähigkeiten zu nutzen, um nachhaltige Alternativen zu bestehenden Plattformen zu entwickeln.</text:p>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6-05-03T08:36:23.024316800</meta:creation-date>
    <dc:date>2026-05-04T09:17:16.931723800</dc:date>
    <meta:editing-duration>P1DT30M42S</meta:editing-duration>
    <meta:editing-cycles>1</meta:editing-cycles>
    <meta:document-statistic meta:table-count="0" meta:image-count="0" meta:object-count="0" meta:page-count="3" meta:paragraph-count="27" meta:word-count="1029" meta:character-count="7432" meta:non-whitespace-character-count="6419"/>
    <meta:generator>LibreOffice/25.8.3.2$Windows_X86_64 LibreOffice_project/8ca8d55c161d602844f5428fa4b58097424e324e</meta:generator>
  </office:meta>
</office:document-meta>
</file>